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1.778cm" svg:x="1.316cm" svg:y="1.17cm">
          <text:p text:style-name="P1"><text:span text:style-name="T1">Exosense</text:span><text:span text:style-name="T1"><text:line-break/></text:span><text:span text:style-name="T1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82cm" svg:height="3.809cm" svg:x="10.968cm" svg:y="3.157cm">
          <text:p text:style-name="P1"><text:span text:style-name="T1">Exosens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56cm" svg:height="1.905cm" svg:x="22.906cm" svg:y="4.164cm">
          <text:p text:style-name="P1"><text:span text:style-name="T1">Backend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9.35cm" svg:y1="5.188cm" svg:x2="22.906cm" svg:y2="5.18cm">
          <text:p text:style-name="P1"><text:span text:style-name="T2">JSON-RPC</text:span><text:span text:style-name="T2"><text:line-break/></text:span><text:span text:style-name="T2"/></text:p>
        </draw:line>
        <draw:custom-shape draw:style-name="gr3" draw:text-style-name="P1" draw:layer="layout" svg:width="2.54cm" svg:height="1.269cm" svg:x="8.428cm" svg:y="3.157cm">
          <text:p text:style-name="P1"><text:span text:style-name="T1">ExoPort</text:span><text:span text:style-name="T1"><text:line-break/></text:span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27cm" svg:x="8.428cm" svg:y="4.426cm">
          <text:p text:style-name="P1"><text:span text:style-name="T1">Protocol X</text:span></text:p>
          <text:p text:style-name="P1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27cm" svg:x="8.428cm" svg:y="5.696cm">
          <text:p text:style-name="P1"><text:span text:style-name="T1">Protocol Y</text:span></text:p>
          <text:p text:style-name="P1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778cm" svg:x="1.316cm" svg:y="3.964cm">
          <text:p text:style-name="P1"><text:span text:style-name="T1">Type X</text:span><text:span text:style-name="T1"><text:line-break/></text:span><text:span text:style-name="T1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75cm" svg:height="1.778cm" svg:x="1.316cm" svg:y="6.704cm">
          <text:p text:style-name="P1"><text:span text:style-name="T1">Type Y</text:span><text:span text:style-name="T1"><text:line-break/></text:span><text:span text:style-name="T1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618cm" svg:y1="4.933cm" svg:x2="8.428cm" svg:y2="4.933cm">
          <text:p text:style-name="P1"><text:span text:style-name="T2">Protocol X</text:span><text:span text:style-name="T2"><text:line-break/></text:span><text:span text:style-name="T2"/></text:p>
        </draw:line>
        <draw:line draw:style-name="gr4" draw:text-style-name="P2" draw:layer="layout" svg:x1="4.618cm" svg:y1="7.728cm" svg:x2="8.428cm" svg:y2="6.458cm">
          <text:p text:style-name="P1"><text:span text:style-name="T2">Protocol Y</text:span><text:span text:style-name="T2"><text:line-break/></text:span><text:span text:style-name="T2"/></text:p>
        </draw:line>
        <draw:line draw:style-name="gr4" draw:text-style-name="P2" draw:layer="layout" svg:x1="4.618cm" svg:y1="2.141cm" svg:x2="8.428cm" svg:y2="3.919cm">
          <text:p text:style-name="P1"><text:span text:style-name="T2">ExoPort</text:span><text:span text:style-name="T2"><text:line-break/></text:span><text:span text:style-name="T2"/></text:p>
        </draw:line>
        <draw:custom-shape draw:style-name="gr5" draw:text-style-name="P2" draw:layer="layout" svg:width="2.286cm" svg:height="2.03cm" svg:x="16.81cm" svg:y="4.681cm">
          <text:p text:style-name="P1"><text:span text:style-name="T2">Package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86cm" svg:height="2.03cm" svg:x="11.222cm" svg:y="4.681cm">
          <text:p text:style-name="P1"><text:span text:style-name="T2">Config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86cm" svg:height="2.03cm" svg:x="14.016cm" svg:y="4.173cm">
          <text:p text:style-name="P1"><text:span text:style-name="T2">Device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gradient draw:name="Gradient_20_8" draw:display-name="Gradient 8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style:use-window-font-color="true" style:text-outline="false" style:text-line-through-style="none" fo:font-family="'Liberation Sans'" style:font-family-generic="roman" style:font-pitch="variable" fo:font-size="15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1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2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1cm" svg:height="1.696cm" svg:x="1.398cm" svg:y="0.404cm" presentation:class="title" presentation:placeholder="true">
        <draw:text-box/>
      </draw:frame>
      <draw:frame presentation:style-name="Default-outline1" draw:layer="backgroundobjects" svg:width="25.191cm" svg:height="7.198cm" svg:x="1.398cm" svg:y="2.376cm" presentation:class="outline" presentation:placeholder="true">
        <draw:text-box/>
      </draw:frame>
      <draw:frame presentation:style-name="Mpr1" draw:text-style-name="MP1" draw:layer="backgroundobjects" svg:width="6.521cm" svg:height="0.701cm" svg:x="1.398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701cm" svg:x="9.571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701cm" svg:x="20.068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6H48M35S</meta:editing-duration>
    <meta:editing-cycles>36</meta:editing-cycles>
    <dc:date>2013-02-28T17:39:53</dc:date>
    <meta:generator>LibreOffice/3.5$Linux_x86 LibreOffice_project/350m1$Build-2</meta:generator>
    <meta:document-statistic meta:object-count="38"/>
  </office:meta>
</office:document-meta>
</file>